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Text_20_body">
      <style:text-properties officeooo:rsid="0004b544" officeooo:paragraph-rsid="0004b544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 officeooo:rsid="0004b544"/>
    </style:style>
    <style:style style:name="P3" style:family="paragraph" style:parent-style-name="Standard">
      <style:text-properties fo:language="ru" fo:country="RU" officeooo:rsid="0004b544" officeooo:paragraph-rsid="0004b544"/>
    </style:style>
    <style:style style:name="T1" style:family="text">
      <style:text-properties fo:font-variant="normal" fo:text-transform="none" fo:color="#0f1115" loext:opacity="100%" style:font-name="quote-cjk-patch" fo:font-size="12pt" fo:letter-spacing="normal" fo:language="ru" fo:country="RU" fo:font-style="normal" fo:font-weight="bold"/>
    </style:style>
    <style:style style:name="T2" style:family="text">
      <style:text-properties fo:font-variant="normal" fo:text-transform="none" fo:color="#0f1115" loext:opacity="100%" style:font-name="quote-cjk-patch" fo:font-size="12pt" fo:letter-spacing="normal" fo:language="ru" fo:country="RU" fo:font-style="normal" fo:font-weight="normal"/>
    </style:style>
    <style:style style:name="T3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Тема:</text:span></text:span><text:span text:style-name="T2"> Фриланс-биржа </text:span><text:span text:style-name="T3"><text:line-break/>Платформа, где каждый зарегистрированный пользователь может:</text:span></text:p>
      <text:list text:style-name="L1">
        <text:list-item>
          <text:p text:style-name="P2">Разместить любую работу.</text:p>
        </text:list-item>
        <text:list-item>
          <text:p text:style-name="P2">Выбрать исполнителя из откликнувшихся.</text:p>
        </text:list-item>
        <text:list-item>
          <text:p text:style-name="P2">Обсудить детали в удобном внутреннем чате.</text:p>
        </text:list-item>
        <text:list-item>
          <text:p text:style-name="P2">Искать задания по категориям — не листая всё подряд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7T20:12:11.454943200</meta:creation-date>
    <dc:date>2026-04-17T20:23:14.398079800</dc:date>
    <meta:editing-duration>PT32S</meta:editing-duration>
    <meta:editing-cycles>1</meta:editing-cycles>
    <meta:document-statistic meta:table-count="0" meta:image-count="0" meta:object-count="0" meta:page-count="1" meta:paragraph-count="5" meta:word-count="33" meta:character-count="241" meta:non-whitespace-character-count="215"/>
    <meta:generator>LibreOffice/25.8.4.2$Windows_X86_64 LibreOffice_project/290daaa01b999472f0c7a3890eb6a550fd74c6df</meta:generator>
  </office:meta>
</office:document-meta>
</file>